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Estimada Sra. Lara Montoro</text:p>
      <text:p text:style-name="P2">Escribo en referencia a la posición de auxiliar contable. Soy graduada en bachillerato en contaduría<text:s/>pública<text:s/>y<text:s/>en proceso<text:s/>de grado superior FP administración y finanzas, considero que cumplo los<text:s/>requisitos que demandan para el puesto.</text:p>
      <text:p text:style-name="P3">Soy una persona con alta capacidad de adaptación. Destaco por mi actitud positiva y por mi responsabilidad en el desempeño de las tareas asignadas.</text:p>
      <text:p text:style-name="P4">Puede consultar<text:s/>más<text:s/>detalles de mi formación y experiencia en el CV<text:s/>que adjunto.<text:s/>En espera de su grata respuesta, y agradeciendo su tiempo y su amable consideración.</text:p>
      <text:p text:style-name="P5">Un cordial saludo.</text:p>
      <text:p text:style-name="P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lcia ortiz</meta:initial-creator>
    <dc:creator>dilcia ortiz</dc:creator>
    <meta:creation-date>2020-05-15T15:41:00Z</meta:creation-date>
    <dc:date>2020-05-16T14:44:00Z</dc:date>
    <meta:template xlink:href="Normal" xlink:type="simple"/>
    <meta:editing-cycles>2</meta:editing-cycles>
    <meta:editing-duration>PT1140S</meta:editing-duration>
    <meta:document-statistic meta:page-count="1" meta:paragraph-count="1" meta:word-count="91" meta:character-count="596" meta:row-count="4" meta:non-whitespace-character-count="506"/>
  </office:meta>
</office:document-meta>
</file>